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900000101FF65AF5A.png"/>
  <manifest:file-entry manifest:media-type="image/png" manifest:full-path="Pictures/10000000000000200000002000309F1C.png"/>
  <manifest:file-entry manifest:media-type="image/png" manifest:full-path="Pictures/10000201000002BC00000198835375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center" draw:textarea-vertical-align="middle"/>
    </style:style>
    <style:style style:name="gr2" style:family="graphic" style:parent-style-name="standard">
      <style:graphic-properties draw:marker-start-width="0.4cm" draw:marker-end="Arrow" draw:marker-end-width="0.4cm" draw:textarea-horizontal-align="center" draw:textarea-vertical-align="middle"/>
    </style:style>
    <style:style style:name="gr3" style:family="graphic" style:parent-style-name="standard">
      <style:graphic-properties draw:fill-color="#00b8ff" draw:textarea-horizontal-align="center" draw:textarea-vertical-align="middle"/>
    </style:style>
    <style:style style:name="gr4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start="" draw:marker-end="Arrow" draw:marker-end-width="0.5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0000" draw:opacity="0%" draw:textarea-horizontal-align="center" draw:textarea-vertical-align="middle" draw:shadow-opacity="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0000" fo:font-family="'DejaVu Sans'" style:font-family-generic="swiss" style:font-pitch="variable" fo:font-size="18pt" fo:text-shadow="none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color="#ff0000" fo:font-family="'DejaVu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6cm" svg:height="2cm" svg:x="10.5cm" svg:y="2.6cm">
          <text:p text:style-name="P1">fb.formbuilder</text:p>
        </draw:rect>
        <draw:rect draw:style-name="gr1" draw:text-style-name="P1" draw:layer="layout" svg:width="6cm" svg:height="2cm" svg:x="10.5cm" svg:y="6.4cm">
          <text:p text:style-name="P1">fb.fbWidget</text:p>
        </draw:rect>
        <draw:line draw:style-name="gr2" draw:text-style-name="P1" draw:layer="layout" svg:x1="13.5cm" svg:y1="4.5cm" svg:x2="13.5cm" svg:y2="6.5cm">
          <text:p/>
        </draw:line>
        <draw:rect draw:style-name="gr3" draw:text-style-name="P1" draw:layer="layout" svg:width="6cm" svg:height="2cm" svg:x="1.5cm" svg:y="12cm">
          <text:p text:style-name="P1">fb.fbPlainText</text:p>
        </draw:rect>
        <draw:rect draw:style-name="gr3" draw:text-style-name="P1" draw:layer="layout" svg:width="7cm" svg:height="2cm" svg:x="8.3cm" svg:y="12cm">
          <text:p text:style-name="P1">fb.fbSingleLineText</text:p>
        </draw:rect>
        <draw:rect draw:style-name="gr3" draw:text-style-name="P1" draw:layer="layout" svg:width="5.5cm" svg:height="2cm" svg:x="16cm" svg:y="12cm">
          <text:p text:style-name="P1">fb.fbNumber</text:p>
        </draw:rect>
        <draw:rect draw:style-name="gr3" draw:text-style-name="P1" draw:layer="layout" svg:width="3.5cm" svg:height="2cm" svg:x="22.1cm" svg:y="12cm">
          <text:p text:style-name="P1">fb.fb ...</text:p>
        </draw:rect>
        <draw:line draw:style-name="gr4" draw:text-style-name="P1" draw:layer="layout" svg:x1="4cm" svg:y1="10.5cm" svg:x2="23.5cm" svg:y2="10.5cm">
          <text:p/>
        </draw:line>
        <draw:line draw:style-name="gr4" draw:text-style-name="P1" draw:layer="layout" svg:x1="4cm" svg:y1="10.5cm" svg:x2="4cm" svg:y2="12cm">
          <text:p/>
        </draw:line>
        <draw:line draw:style-name="gr4" draw:text-style-name="P1" draw:layer="layout" svg:x1="11.5cm" svg:y1="10.5cm" svg:x2="11.5cm" svg:y2="12cm">
          <text:p/>
        </draw:line>
        <draw:line draw:style-name="gr4" draw:text-style-name="P1" draw:layer="layout" svg:x1="18.5cm" svg:y1="10.5cm" svg:x2="18.5cm" svg:y2="12cm">
          <text:p/>
        </draw:line>
        <draw:line draw:style-name="gr4" draw:text-style-name="P1" draw:layer="layout" svg:x1="23.5cm" svg:y1="10.5cm" svg:x2="23.5cm" svg:y2="12cm">
          <text:p/>
        </draw:line>
        <draw:line draw:style-name="gr5" draw:text-style-name="P1" draw:layer="layout" svg:x1="13.5cm" svg:y1="10.5cm" svg:x2="13.5cm" svg:y2="8.4cm">
          <text:p/>
        </draw:lin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1" draw:layer="layout" svg:width="24.69cm" svg:height="14.39cm" svg:x="1.6cm" svg:y="2.61cm">
          <draw:image xlink:href="Pictures/10000201000002BC00000198835375B7.png" xlink:type="simple" xlink:show="embed" xlink:actuate="onLoad">
            <text:p/>
          </draw:image>
        </draw:frame>
        <draw:rect draw:style-name="gr8" draw:text-style-name="P1" draw:layer="layout" svg:width="15.2cm" svg:height="1cm" svg:x="10.3cm" svg:y="5.7cm">
          <text:p/>
        </draw:rect>
        <draw:rect draw:style-name="gr8" draw:text-style-name="P1" draw:layer="layout" svg:width="7.6cm" svg:height="5.3cm" svg:x="2cm" svg:y="8.7cm">
          <text:p/>
        </draw:rect>
        <draw:frame draw:style-name="gr9" draw:text-style-name="P2" draw:layer="layout" svg:width="5.5cm" svg:height="0.988cm" svg:x="14cm" svg:y="5.7cm">
          <draw:text-box>
            <text:p><text:span text:style-name="T1">_getWidget</text:span></text:p>
          </draw:text-box>
        </draw:frame>
        <draw:g>
          <draw:rect draw:style-name="gr8" draw:text-style-name="P1" draw:layer="layout" svg:width="6.9cm" svg:height="2.5cm" svg:x="2.3cm" svg:y="5.8cm">
            <text:p/>
          </draw:rect>
          <draw:frame draw:style-name="gr10" draw:text-style-name="P2" draw:layer="layout" svg:width="6.554cm" svg:height="1.725cm" svg:x="2.746cm" svg:y="6.1cm">
            <draw:text-box>
              <text:p><text:span text:style-name="T1">_getFieldSettings</text:span></text:p>
              <text:p><text:span text:style-name="T1">LanguageSection</text:span></text:p>
            </draw:text-box>
          </draw:frame>
        </draw:g>
        <draw:frame draw:style-name="gr9" draw:text-style-name="P2" draw:layer="layout" svg:width="6cm" svg:height="1.725cm" svg:x="3cm" svg:y="10.012cm">
          <draw:text-box>
            <text:p><text:span text:style-name="T1">_getFieldSettings</text:span></text:p>
            <text:p><text:span text:style-name="T1">GeneralSecti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1" draw:layer="layout" svg:width="10.477cm" svg:height="9.065cm" svg:x="8.783cm" svg:y="5.961cm">
          <draw:image xlink:href="Pictures/100000000000012900000101FF65AF5A.png" xlink:type="simple" xlink:show="embed" xlink:actuate="onLoad">
            <text:p/>
          </draw:image>
        </draw:frame>
        <draw:rect draw:style-name="gr8" draw:text-style-name="P1" draw:layer="layout" svg:width="9.66cm" svg:height="1.5cm" svg:x="9.2cm" svg:y="7.021cm">
          <text:p/>
        </draw:rect>
        <draw:frame draw:style-name="gr11" draw:text-style-name="P2" draw:layer="layout" svg:width="9.175cm" svg:height="1.159cm" svg:x="14.4cm" svg:y="7.5cm">
          <draw:text-box>
            <text:p><text:span text:style-name="T1">_oneColumn</text:span></text:p>
          </draw:text-box>
        </draw:frame>
        <draw:rect draw:style-name="gr8" draw:text-style-name="P1" draw:layer="layout" svg:width="5.55cm" svg:height="1.55cm" svg:x="9.2cm" svg:y="13.021cm">
          <text:p/>
        </draw:rect>
        <draw:rect draw:style-name="gr8" draw:text-style-name="P1" draw:layer="layout" svg:width="4.2cm" svg:height="1.55cm" svg:x="14.7cm" svg:y="13.021cm">
          <text:p/>
        </draw:rect>
        <draw:rect draw:style-name="gr8" draw:text-style-name="P1" draw:layer="layout" svg:width="5.3cm" svg:height="1.55cm" svg:x="9.2cm" svg:y="10.021cm">
          <text:p/>
        </draw:rect>
        <draw:rect draw:style-name="gr8" draw:text-style-name="P1" draw:layer="layout" svg:width="4.4cm" svg:height="2.85cm" svg:x="14.5cm" svg:y="8.7cm">
          <text:p/>
        </draw:rect>
        <draw:rect draw:style-name="gr8" draw:text-style-name="P1" draw:layer="layout" svg:width="5.3cm" svg:height="1.279cm" svg:x="9.2cm" svg:y="8.721cm">
          <text:p/>
        </draw:rect>
        <draw:frame draw:style-name="gr11" draw:text-style-name="P2" draw:layer="layout" svg:width="9.175cm" svg:height="1.159cm" svg:x="12.625cm" svg:y="10.6cm">
          <draw:text-box>
            <text:p><text:span text:style-name="T1">_twoRowsOneRow</text:span></text:p>
          </draw:text-box>
        </draw:frame>
        <draw:frame draw:style-name="gr11" draw:text-style-name="P2" draw:layer="layout" svg:width="9.175cm" svg:height="1.159cm" svg:x="14.401cm" svg:y="7.501cm">
          <draw:text-box>
            <text:p><text:span text:style-name="T1">_oneColumn</text:span></text:p>
          </draw:text-box>
        </draw:frame>
        <draw:frame draw:style-name="gr11" draw:text-style-name="P2" draw:layer="layout" svg:width="9.175cm" svg:height="1.159cm" svg:x="14.126cm" svg:y="13.501cm">
          <draw:text-box>
            <text:p><text:span text:style-name="T1">_twoColumn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微软雅黑" style:font-family-generic="roman" style:font-pitch="variable" fo:font-size="24pt" fo:language="en" fo:country="GB" style:font-family-asian="微软雅黑" style:font-family-generic-asian="system" style:font-pitch-asian="variable" style:font-size-asian="24pt" style:language-asian="zh" style:country-asian="CN" style:font-family-complex="微软雅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" draw:marker-start-width="0.4cm" draw:marker-start-center="false" draw:marker-end="Arrow" draw:marker-end-width="0.4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微软雅黑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微软雅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微软雅黑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微软雅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微软雅黑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微软雅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4T17:55:02</meta:creation-date>
    <meta:editing-duration>PT00H23M51S</meta:editing-duration>
    <meta:editing-cycles>7</meta:editing-cycles>
    <dc:date>2011-01-25T20:59:15</dc:date>
    <meta:generator>OpenOffice.org/3.2$Linux OpenOffice.org_project/320m17$Build-9498</meta:generator>
    <meta:document-statistic meta:object-count="59"/>
  </office:meta>
</office:document-meta>
</file>